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24-07-1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24-02-20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23-01-31 2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22-07-19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22-01-25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21-01-27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20-01-0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19-01-1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18-01-3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17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16-01-2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15-01-2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14-01-2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13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12-01-2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11-02-14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10-01-2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0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0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0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0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0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0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200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9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97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95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9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7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101055334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